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25-03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24-03-0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24-02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23-03-0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23-01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22-03-0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22-01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21-01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9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8-01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7-03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6-01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5-01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4-01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3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2-01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1-02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10-01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8-01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9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8-01-1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7-01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8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7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35105263501</text:p>
          </table:table-cell>
          <table:table-cell office:value-type="string" calcext:value-type="string">
            <text:p>CC03007228BBA</text:p>
          </table:table-cell>
          <table:table-cell office:value-type="string" calcext:value-type="string">
            <text:p>196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